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Обозначения" style:family="table">
      <style:table-properties style:width="17cm" table:align="margins"/>
    </style:style>
    <style:style style:name="Обозначения.A" style:family="table-column">
      <style:table-column-properties style:column-width="2.125cm" style:rel-column-width="8191*"/>
    </style:style>
    <style:style style:name="Обозначения.D" style:family="table-column">
      <style:table-column-properties style:column-width="2.125cm" style:rel-column-width="8194*"/>
    </style:style>
    <style:style style:name="Обозначения.E" style:family="table-column">
      <style:table-column-properties style:column-width="2.125cm" style:rel-column-width="8192*"/>
    </style:style>
    <style:style style:name="Обозначения.A1" style:family="table-cell">
      <style:table-cell-properties fo:padding="0cm" fo:border="none" style:writing-mode="page"/>
    </style:style>
    <style:style style:name="nodesredBlackTree" style:family="table">
      <style:table-properties style:width="17cm" table:align="margins"/>
    </style:style>
    <style:style style:name="nodesredBlackTree.A" style:family="table-column">
      <style:table-column-properties style:column-width="8.5cm" style:rel-column-width="32767*"/>
    </style:style>
    <style:style style:name="nodesredBlackTree.A1" style:family="table-cell">
      <style:table-cell-properties style:writing-mode="page"/>
    </style:style>
    <style:style style:name="P1" style:family="paragraph" style:parent-style-name="Standard">
      <style:paragraph-properties fo:line-height="150%"/>
      <style:text-properties officeooo:paragraph-rsid="001980d1"/>
    </style:style>
    <style:style style:name="P2" style:family="paragraph" style:parent-style-name="Standard">
      <style:paragraph-properties fo:line-height="150%"/>
      <style:text-properties style:font-name="Times New Roman" fo:font-size="14pt" officeooo:paragraph-rsid="001980d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1be71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fo:language="en" fo:country="US" officeooo:rsid="001be716" officeooo:paragraph-rsid="001be71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fo:language="en" fo:country="US" officeooo:rsid="001b3c86" officeooo:paragraph-rsid="001be71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fo:language="ru" fo:country="RU" officeooo:rsid="001b3c86" officeooo:paragraph-rsid="001be716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f13c5" officeooo:paragraph-rsid="001f13c5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language="en" fo:country="US" officeooo:rsid="001b3c86"/>
    </style:style>
    <style:style style:name="T3" style:family="text">
      <style:text-properties fo:language="ru" fo:country="RU" officeooo:rsid="001b3c86"/>
    </style:style>
    <style:style style:name="T4" style:family="text">
      <style:text-properties fo:language="ru" fo:country="RU" officeooo:rsid="001be716"/>
    </style:style>
    <style:style style:name="T5" style:family="text">
      <style:text-properties fo:language="uk" fo:country="UA"/>
    </style:style>
    <style:style style:name="T6" style:family="text">
      <style:text-properties fo:language="ru" fo:country="RU"/>
    </style:style>
    <style:style style:name="T7" style:family="text">
      <style:text-properties officeooo:rsid="001be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<text:tab/>Tree-cluster</text:span></text:span><text:span text:style-name="T1"> — это локальная группа узлов (</text:span><text:span text:style-name="Source_20_Text"><text:span text:style-name="T1">x</text:span></text:span><text:span text:style-name="T1">, </text:span><text:span text:style-name="Source_20_Text"><text:span text:style-name="T1">P</text:span></text:span><text:span text:style-name="T1">, </text:span><text:span text:style-name="Source_20_Text"><text:span text:style-name="T1">G</text:span></text:span><text:span text:style-name="T1">, </text:span><text:span text:style-name="Source_20_Text"><text:span text:style-name="T1">U</text:span></text:span><text:span text:style-name="T1">), формирующая образ и участвующая в решении конфликта RBT.”</text:span></text:p>
      <text:p text:style-name="P2"><text:s/>Tree-cluster is a local group of nodes (x, P, G, U), forming the image and participating in the resolution of the RBT conflict." </text:p>
      <text:p text:style-name="P3">.<text:span text:style-name="T2">R – Red Item, </text:span><text:span text:style-name="T3">напрмер, </text:span><text:span text:style-name="T2">P,R – </text:span><text:span text:style-name="T3">Родитель красный, </text:span><text:span text:style-name="T2">x.R – </text:span><text:span text:style-name="T4">узел красный</text:span></text:p>
      <text:p text:style-name="P4">U.B – <text:span text:style-name="T5">ч</text:span><text:span text:style-name="T6">ерный дядя; </text:span>U.R – <text:span text:style-name="T6">красный дядя</text:span></text:p>
      <text:p text:style-name="P4"><text:s/></text:p>
      <text:p text:style-name="P5"><text:span text:style-name="T4">&lt; - слева от ; &gt; справа </text:span><text:span text:style-name="T7">jn </text:span><text:span text:style-name="T4">&gt; Например,</text:span><text:span text:style-name="T7"> x&lt;P —</text:span><text:span text:style-name="T4"> слева от Родителя. <text:s/></text:span><text:span text:style-name="T6"><text:s/></text:span></text:p>
      <text:p text:style-name="P6"/>
      <table:table table:name="Обозначения" table:style-name="Обозначения">
        <table:table-column table:style-name="Обозначения.A" table:number-columns-repeated="3"/>
        <table:table-column table:style-name="Обозначения.D"/>
        <table:table-column table:style-name="Обозначения.E" table:number-columns-repeated="4"/>
        <table:table-row>
          <table:table-cell table:style-name="Обозначения.A1" office:value-type="string">
            <text:p text:style-name="P7">Node Begin</text:p>
          </table:table-cell>
          <table:table-cell table:style-name="Обозначения.A1" office:value-type="string">
            <text:p text:style-name="P7">Node New</text:p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</table:table-row>
        <table:table-row>
          <table:table-cell table:style-name="Обозначения.A1" office:value-type="string">
            <text:p text:style-name="P7">x</text:p>
          </table:table-cell>
          <table:table-cell table:style-name="Обозначения.A1" office:value-type="string">
            <text:p text:style-name="P7">x</text:p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</table:table-row>
        <table:table-row>
          <table:table-cell table:style-name="Обозначения.A1" office:value-type="string">
            <text:p text:style-name="P7">y</text:p>
          </table:table-cell>
          <table:table-cell table:style-name="Обозначения.A1" office:value-type="string">
            <text:p text:style-name="P7">xr</text:p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</table:table-row>
        <table:table-row>
          <table:table-cell table:style-name="Обозначения.A1" office:value-type="string">
            <text:p text:style-name="P7">t</text:p>
          </table:table-cell>
          <table:table-cell table:style-name="Обозначения.A1" office:value-type="string">
            <text:p text:style-name="P7">xrr</text:p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</table:table-row>
        <table:table-row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</table:table-row>
        <table:table-row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  <table:table-cell table:style-name="Обозначения.A1" office:value-type="string">
            <text:p text:style-name="P8"/>
          </table:table-cell>
        </table:table-row>
      </table:table>
      <text:p text:style-name="P2"/>
      <table:table table:name="nodesredBlackTree" table:style-name="nodesredBlackTree">
        <table:table-column table:style-name="nodesredBlackTree.A" table:number-columns-repeated="2"/>
        <table:table-row>
          <table:table-cell table:style-name="nodesredBlackTree.A1" office:value-type="string">
            <text:p text:style-name="P9"/>
          </table:table-cell>
          <table:table-cell table:style-name="nodesredBlackTree.A1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1T15:17:03.131865600</meta:creation-date>
    <dc:date>2025-06-16T12:27:03.415225100</dc:date>
    <meta:editing-duration>PT1H31M10S</meta:editing-duration>
    <meta:editing-cycles>3</meta:editing-cycles>
    <meta:generator>LibreOffice/25.2.2.2$Windows_X86_64 LibreOffice_project/7370d4be9e3cf6031a51beef54ff3bda878e3fac</meta:generator>
    <meta:document-statistic meta:table-count="2" meta:image-count="0" meta:object-count="0" meta:page-count="1" meta:paragraph-count="14" meta:word-count="80" meta:character-count="441" meta:non-whitespace-character-count="360"/>
  </office:meta>
</office:document-meta>
</file>